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1885C8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7e0021" draw:marker-start-width="0.519cm" draw:marker-end-width="0.519cm" draw:fill="bitmap" draw:fill-color="#661900" draw:fill-hatch-solid="false" draw:fill-image-name="Red_20_Wall" draw:textarea-horizontal-align="justify" draw:textarea-vertical-align="middle" draw:auto-grow-height="false" fo:padding-top="0.178cm" fo:padding-bottom="0.178cm" fo:padding-left="0.303cm" fo:padding-right="0.30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2.225cm" svg:height="1.23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Red_20_Crossed_20_45_20_Degrees" draw:display-name="Red Crossed 45 Degrees" draw:style="double" draw:color="#800000" draw:distance="0.076cm" draw:rotation="450"/>
    <draw:fill-image draw:name="Red_20_Wall" draw:display-name="Red Wall" xlink:href="Pictures/100000000000005E0000005E1885C8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1:22:27.451863206</meta:creation-date>
    <dc:date>2016-11-12T10:15:34.259261095</dc:date>
    <meta:editing-duration>PT5H3M23S</meta:editing-duration>
    <meta:editing-cycles>11</meta:editing-cycles>
    <meta:generator>LibreOffice/4.2.8.2$Linux_X86_64 LibreOffice_project/420m0$Build-2</meta:generator>
    <meta:document-statistic meta:object-count="1"/>
  </office:meta>
</office:document-meta>
</file>